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pt" style:use-optimal-row-height="true" fo:break-before="auto"/>
    </style:style>
    <style:style style:name="ro10" style:family="table-row">
      <style:table-row-properties style:row-height="46.5pt" style:use-optimal-row-height="false" fo:break-before="auto"/>
    </style:style>
    <style:style style:name="ro11" style:family="table-row">
      <style:table-row-properties style:row-height="22.35pt" style:use-optimal-row-height="false" fo:break-before="auto"/>
    </style:style>
    <style:style style:name="ro12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Turmalina cristall gran fractura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5">
            <text:p>Al·lotriomorfes en secció basal pseudohexagonal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5">
            <text:p>Elevat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5">
            <text:p>Tons blavoso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Lleuge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</text:p>
          </table:table-cell>
          <table:table-cell office:value-type="string" table:style-name="ce5">
            <text:p>No en té. Molt fracturat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</text:p>
          </table:table-cell>
          <table:table-cell office:value-type="string" table:style-name="ce5">
            <text:p>A miques en fractures i vor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/text:p>
          </table:table-cell>
          <table:table-cell office:value-type="string" table:style-name="ce5">
            <text:p>Anòmals degut a que es tracta d'una secció bas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Quasi total en ser secció quasi basal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t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Concèntrica apreciabl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ància a la imatge</text:p>
          </table:table-cell>
          <table:table-cell office:value-type="percentage" office:value="0.75" table:style-name="ce6">
            <text:p>75%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8">
            <text:p>Altres minerals importants a la làmina (%)</text:p>
          </table:table-cell>
          <table:table-cell office:value-type="string" table:style-name="ce5">
            <text:p>Quars 20%</text:p>
          </table:table-cell>
          <table:table-cell office:value-type="string" table:style-name="ce5">
            <text:p>Moscovita i biotita 5%</text:p>
          </table:table-cell>
          <table:table-cell table:number-columns-repeated="3" table:style-name="ce7"/>
          <table:table-cell table:number-columns-repeated="16378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7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9">
            <text:p>Característiques generals del mineral</text:p>
          </table:table-cell>
          <table:table-cell office:value-type="string" table:style-name="ce5">
            <text:p>Turmalina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7">
            <text:p>(Na, Ca)(Al, Fe, Li)(Al, Mg, Mn)<text:span text:style-name="T2">6</text:span>(BO<text:span text:style-name="T2">3</text:span>)<text:span text:style-name="T2">3</text:span>(Si<text:span text:style-name="T2">6</text:span>O<text:span text:style-name="T2">18</text:span>)(OH, F)<text:span text:style-name="T2">4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ls cristalls</text:p>
          </table:table-cell>
          <table:table-cell office:value-type="string" table:style-name="ce5">
            <text:p>Idiomorfes, hipidiomorfes o al·lotriomorfes amb seccions prismàtiques i basals pseudohexagonals o triangulars. De vegades en agregats columnars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Relleu</text:p>
          </table:table-cell>
          <table:table-cell office:value-type="string" table:style-name="ce5">
            <text:p>Eleva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10">
            <text:p>Molt diversos, des de blaus, rosats, verds o marrons a incolor i marcant la zonació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Pot ser bastant marcat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</text:p>
          </table:table-cell>
          <table:table-cell office:value-type="string" table:style-name="ce5">
            <text:p>Molt pobre en dues direccion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</text:p>
          </table:table-cell>
          <table:table-cell office:value-type="string" table:style-name="ce5">
            <text:p>A miques i clori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text:s/></text:p>
          </table:table-cell>
          <table:table-cell office:value-type="string" table:style-name="ce5">
            <text:p>Fins a 2n ordre però sovint queden emmascarats pel color del miner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Recta visible en seccions prismàtiqu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t</text:p>
          </table:table-cell>
          <table:table-cell office:value-type="string" table:style-name="ce5">
            <text:p>Ra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Molt freqüen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5">
            <text:p>Un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5">
            <text:p>Negatiu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dc:creator>Miguel</dc:creator>
    <meta:creation-date>2018-02-14T10:30:30Z</meta:creation-date>
    <dc:date>2018-05-06T10:46:04Z</dc:date>
    <meta:editing-cycles>9</meta:editing-cycles>
    <meta:editing-duration>PT4012S</meta:editing-duration>
  </office:meta>
</office:document-meta>
</file>